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list-style-name="WWNum1">
      <style:paragraph-properties fo:margin-left="0.5in" fo:margin-right="0in" fo:text-indent="-0.25in" style:auto-text-indent="false"/>
    </style:style>
    <style:style style:name="P3" style:family="paragraph" style:parent-style-name="Standard">
      <style:paragraph-properties fo:margin-left="0.5in" fo:margin-right="0in" fo:text-indent="0in" style:auto-text-indent="false"/>
    </style:style>
    <style:style style:name="P4" style:family="paragraph" style:parent-style-name="Standard" style:master-page-name="Standard">
      <style:paragraph-properties style:page-number="1"/>
    </style:style>
    <style:style style:name="T1" style:family="text">
      <style:text-properties fo:font-size="5pt" style:font-size-asian="5pt" style:font-size-complex="5pt"/>
    </style:style>
    <style:style style:name="T2" style:family="text">
      <style:text-properties style:text-underline-style="none"/>
    </style:style>
    <style:style style:name="T3" style:family="text">
      <style:text-properties fo:background-color="#fdfdfd" loext:char-shading-valu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e autistic creed</text:p>
      <text:p text:style-name="Standard"><text:span text:style-name="T1">Published Monday, June 15th, 2020. This is in the public domain by the wish of the author.</text:span></text:p>
      <text:p text:style-name="P1"/>
      <text:p text:style-name="Standard">(I recommend you read me aloud to yourself.)</text:p>
      <text:p text:style-name="Standard"/>
      <text:list xml:id="list663673386" text:style-name="WWNum1">
        <text:list-item>
          <text:p text:style-name="P2">I am worthy of love, affection, and respect just as I am and just as I always have been from the moment of birth.</text:p>
        </text:list-item>
      </text:list>
      <text:p text:style-name="P3"/>
      <text:list xml:id="list203119656235632" text:continue-numbering="true" text:style-name="WWNum1">
        <text:list-item>
          <text:p text:style-name="P2">I will not let any neurotypical person dictate how I talk, how I express my emotions, how I live my life, what kind of job I hold or seek, or what habits I keep. </text:p>
        </text:list-item>
      </text:list>
      <text:p text:style-name="P3"/>
      <text:list xml:id="list203119134533075" text:continue-numbering="true" text:style-name="WWNum1">
        <text:list-item>
          <text:p text:style-name="P2">I will advocate for the abolition of Applied Behavior Analysis (ABA) because it is inherently dehumanizing and harmful both to our own neurodivergent community, specifically, and our greater society, generally. ABA techniques are banned from use on dogs, so ABA techniques should obviously be illegal to use on humans.</text:p>
        </text:list-item>
      </text:list>
      <text:p text:style-name="P3"/>
      <text:list xml:id="list203119210594680" text:continue-numbering="true" text:style-name="WWNum1">
        <text:list-item>
          <text:p text:style-name="P2">I will never tolerate those who actively and habitually exclude me from conversations about me. This is a common ableist, oppressive behavior, and it must end.</text:p>
        </text:list-item>
      </text:list>
      <text:p text:style-name="P3"/>
      <text:list xml:id="list203119751231145" text:continue-numbering="true" text:style-name="WWNum1">
        <text:list-item>
          <text:p text:style-name="P2">I will not accept or affirm the legitimacy of any society or community that actively excludes people like me from holding power in that society. I will actively seek to subvert, dismantle, and destroy any system that depends on dehumanizing me and people like me to survive.</text:p>
        </text:list-item>
      </text:list>
      <text:p text:style-name="P3"/>
      <text:list xml:id="list203119910371330" text:continue-numbering="true" text:style-name="WWNum1">
        <text:list-item>
          <text:p text:style-name="P2">I and people like me, as we are today and not as others may wish us to be, deserve equal access to power in our society. I and people like me deserve equal access to power in our society regardless of the fact that we are different; I and people like me deserve equal access to power in our society specifically because we are different.</text:p>
        </text:list-item>
      </text:list>
      <text:p text:style-name="P3"/>
      <text:list xml:id="list203118817248809" text:continue-numbering="true" text:style-name="WWNum1">
        <text:list-item>
          <text:p text:style-name="P2">If and when I do gain any power in my society relative to others like me, I will do everything in my power to make sure other people like me find their voice and their place in our community. I do this both because it is good for those I help and because it is good for my own emotional, mental, and spiritual well-being. </text:p>
        </text:list-item>
      </text:list>
      <text:p text:style-name="P3"/>
      <text:list xml:id="list203118937418039" text:continue-numbering="true" text:style-name="WWNum1">
        <text:list-item>
          <text:p text:style-name="P2">If and when I am employed in a full time job, I will help others like me into their own full time jobs. I will help others like me to get full time jobs in my workplace and also in other workplaces. If and when I am employed in a part time job, I will help other people like me into part time jobs. I will help other people like me to get part time jobs in my workplace and also in other workplaces. If I am unemployed and want a job, I will not give up until I find a job, and I will reach out to others like me to help me find a job. If I am underemployed and want a full time job appropriate to my earned credentials, I will not give up until I find a full time job appropriate to my credentials. I and people like me have the right to self-determination. For those of us without access to a stable income that pays for our basic needs, our society has taken that right to self-determination away from us. I will do everything in my power to remedy that injustice, one person at a time. Even and especially if that one person is me.</text:p>
        </text:list-item>
      </text:list>
      <text:p text:style-name="P3"/>
      <text:list xml:id="list203120248036168" text:continue-numbering="true" text:style-name="WWNum1">
        <text:list-item>
          <text:p text:style-name="P2">My society is falling apart, and it is falling apart because it actively and habitually excludes people like me from holding power, having a voice, and keeping a job because of who I am and how I was born. When I work for my own full acceptance and full inclusion in my society, I work for my society’s survival; when I resign myself to partial, conditional, or non-acceptance in my society, I hasten my society’s end<text:span text:style-name="T3">—</text:span>when I resign myself to partial, conditional, or non-inclusion in my society, I hasten my society’s end. When others work for my partial, conditional, or non-acceptance in our society, they hasten our society’s end; when others work for my partial, conditional, or non-inclusion in our society, they just the same are hastening our society’s end; when others work for my full acceptance and full inclusion in our society, they work for our society’s survival. I am not an island, and the day I die in the far, far distant future, the whole world will be diminished because she lacks me, for all humanity resides in me.</text:p>
        </text:list-item>
      </text:list>
      <text:p text:style-name="P3"/>
      <text:list xml:id="list203120093878978" text:continue-numbering="true" text:style-name="WWNum1">
        <text:list-item>
          <text:p text:style-name="P2">To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3" meta:word-count="740" meta:character-count="3922" meta:non-whitespace-character-count="3204"/>
    <meta:generator>LibreOfficeDev/6.0.5.2$Linux_X86_64 LibreOffice_project/</meta:generator>
  </office:meta>
</office:document-meta>
</file>